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0d20" officeooo:paragraph-rsid="000a0d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a0d20" officeooo:paragraph-rsid="000a0d2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0d20" officeooo:paragraph-rsid="000a0d2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0d20" officeooo:paragraph-rsid="000a0d2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d7da9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a0d20" officeooo:paragraph-rsid="000a0d20" style:font-size-asian="15.75pt" style:font-weight-asian="bold" style:font-size-complex="18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bb244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d7da9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rnaföll quadrant relation</text:p>
      <text:p text:style-name="P2"/>
      <text:p text:style-name="P2">Hvernig virkar hornaföll</text:p>
      <text:p text:style-name="P3">formúlur</text:p>
      <text:p text:style-name="P2">Uppruni</text:p>
      <text:p text:style-name="P3">Fyrstu menn til að nota hornaföll, í hvað og afhverju</text:p>
      <text:p text:style-name="P5"><text:span text:style-name="T2">Þrátt fyrir að fyrsta notkunn hornafalla megi rekja aftur til fornaldar eru flest hornaföll sem notuð eru í dag þróuð á miðöldum. Strengja aðgerðin var uppgvötuð af Hippacrus af Niceru(180-125 fyrir krist) og Ptolemy af Rómversku Egyptalandi(90-165). </text:span><text:span text:style-name="T3">Hægt er að rekja sinus og cosinus til jyā og koti-jyā sem á rætur í indlandi til Gupra Veldisins. Orðin, sinus og cosinus má rekja til þýðingu orðana úr Sanskrit til arabísku og svo úr arabísku yfir á latnesku. </text:span></text:p>
      <text:p text:style-name="P5"><text:span text:style-name="T3"><text:tab/>Not allra sex aðferðanna má rekja til Islamskra stærðfræðinga á 9. öld og er þekkt sem lög sinus sem var notað til að klára þríhyrninga</text:span></text:p>
      <text:p text:style-name="P2">Skilgreining</text:p>
      <text:p text:style-name="P3">Hvað er hornafall</text:p>
      <text:p text:style-name="P2">Notkunn í dag</text:p>
      <text:p text:style-name="P3">í hvað er hornafalla reikningur notaður í í dag</text:p>
      <text:p text:style-name="P2"><text:tab/>á mismunandi starfs sviðum</text:p>
      <text:p text:style-name="P2"><text:tab/><text:span text:style-name="T1">Hvernig eru þau notuð á mismunandi sviðum</text:span></text:p>
      <text:p text:style-name="P2">þróun</text:p>
      <text:p text:style-name="P3">hvernig hefur þetta breyst með tímanum</text:p>
      <text:p text:style-name="P2">Notkunn í forritun</text:p>
      <text:p text:style-name="P3">Okkar starfsvið er forritun. Hvernig er hægt að nota hornaföll í forritun og hvernig mundum við skrifa upp formúlurnar í C#</text:p>
      <text:p text:style-name="P2">Það sem við vorum í veseni með fyrst en skyljum núna og afhverj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1:08:45.959916395</meta:creation-date>
    <dc:date>2016-03-01T10:23:00.805382200</dc:date>
    <meta:editing-duration>PT30M4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8" meta:word-count="190" meta:character-count="1123" meta:non-whitespace-character-count="947"/>
  </office:meta>
</office:document-meta>
</file>